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Language Design</text:p>
      <text:p text:style-name="P2">10.7, 10.8</text:p>
      <text:p text:style-name="P2"/>
      <text:p text:style-name="P4">7.</text:p>
      <text:p text:style-name="P3">The only items that need to be added are the V functions over statements and expressions as provided on p. 149. Within the V check on a function, it will check V(f.body, tm), which would go to the rule on p. 148, which checks a Block of statements.</text:p>
      <text:p text:style-name="P3"/>
      <text:p text:style-name="P4">8.</text:p>
      <text:p text:style-name="P3">Similar to number 7, we simply need to link the call of M to f.body to the M function provided in ch. 8 over a Blo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. 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19:13:51</meta:creation-date>
    <dc:date>2011-03-01T23:02:42</dc:date>
    <meta:editing-cycles>35</meta:editing-cycles>
    <meta:editing-duration>PT1H20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86" meta:character-count="423"/>
  </office:meta>
</office:document-meta>
</file>